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99"/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4"/>
        <table:table-column table:style-name="co2" table:number-columns-repeated="7" table:default-cell-style-name="Default"/>
        <table:table-row table:style-name="ro1" table:number-rows-repeated="2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5">
            <text:p><text:span text:style-name="T1">without</text:span> ordinality</text:p>
          </table:table-cell>
          <table:table-cell table:style-name="ce3" office:value-type="string" calcext:value-type="string">
            <text:p>HSS</text:p>
          </table:table-cell>
          <table:table-cell table:style-name="ce4" office:value-type="string" calcext:value-type="string">
            <text:p>Resnet18</text:p>
          </table:table-cell>
          <table:table-cell table:style-name="ce4" office:value-type="string" calcext:value-type="string">
            <text:p>Resnet34</text:p>
          </table:table-cell>
          <table:table-cell table:style-name="ce4" office:value-type="string" calcext:value-type="string">
            <text:p>Resnet50</text:p>
          </table:table-cell>
          <table:table-cell table:style-name="ce4" office:value-type="string" calcext:value-type="string">
            <text:p>Mobilenet</text:p>
          </table:table-cell>
          <table:table-cell table:style-name="ce4"/>
          <table:table-cell table:style-name="ce3" office:value-type="string" calcext:value-type="string">
            <text:p>TSS</text:p>
          </table:table-cell>
          <table:table-cell table:style-name="ce4" office:value-type="string" calcext:value-type="string">
            <text:p>Resnet18</text:p>
          </table:table-cell>
          <table:table-cell table:style-name="ce4" office:value-type="string" calcext:value-type="string">
            <text:p>Resnet34</text:p>
          </table:table-cell>
          <table:table-cell office:value-type="string" calcext:value-type="string">
            <text:p>Resnet50</text:p>
          </table:table-cell>
          <table:table-cell table:style-name="ce4" office:value-type="string" calcext:value-type="string">
            <text:p>Mobilenet</text:p>
          </table:table-cell>
          <table:table-cell table:style-name="ce4"/>
          <table:table-cell table:style-name="ce3" office:value-type="string" calcext:value-type="string">
            <text:p>F1-macro</text:p>
          </table:table-cell>
          <table:table-cell table:style-name="ce4" office:value-type="string" calcext:value-type="string">
            <text:p>Resnet18</text:p>
          </table:table-cell>
          <table:table-cell table:style-name="ce4" office:value-type="string" calcext:value-type="string">
            <text:p>Resnet34</text:p>
          </table:table-cell>
          <table:table-cell table:style-name="ce4" office:value-type="string" calcext:value-type="string">
            <text:p>Resnet50</text:p>
          </table:table-cell>
          <table:table-cell table:style-name="ce4" office:value-type="string" calcext:value-type="string">
            <text:p>Mobilenet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Continuum</text:p>
          </table:table-cell>
          <table:table-cell table:style-name="ce4" office:value-type="float" office:value="0.424901" calcext:value-type="float">
            <text:p>0.424901</text:p>
          </table:table-cell>
          <table:table-cell table:style-name="ce4" office:value-type="float" office:value="0.438194" calcext:value-type="float">
            <text:p>0.438194</text:p>
          </table:table-cell>
          <table:table-cell table:style-name="ce4" office:value-type="float" office:value="0.431929" calcext:value-type="float">
            <text:p>0.431929</text:p>
          </table:table-cell>
          <table:table-cell table:style-name="ce4" office:value-type="float" office:value="0.453901" calcext:value-type="float">
            <text:p>0.453901</text:p>
          </table:table-cell>
          <table:table-cell table:style-name="ce4"/>
          <table:table-cell table:style-name="ce4" office:value-type="string" calcext:value-type="string">
            <text:p>Continuum</text:p>
          </table:table-cell>
          <table:table-cell table:style-name="ce4" office:value-type="float" office:value="0.422778" calcext:value-type="float">
            <text:p>0.422778</text:p>
          </table:table-cell>
          <table:table-cell table:style-name="ce4" office:value-type="float" office:value="0.433364" calcext:value-type="float">
            <text:p>0.433364</text:p>
          </table:table-cell>
          <table:table-cell office:value-type="float" office:value="0.427821" calcext:value-type="float">
            <text:p>0.427821</text:p>
          </table:table-cell>
          <table:table-cell table:style-name="ce4" office:value-type="float" office:value="0.457049" calcext:value-type="float">
            <text:p>0.457049</text:p>
          </table:table-cell>
          <table:table-cell table:style-name="ce4"/>
          <table:table-cell table:style-name="ce4" office:value-type="string" calcext:value-type="string">
            <text:p>Continuum</text:p>
          </table:table-cell>
          <table:table-cell table:style-name="ce4" office:value-type="float" office:value="0.548979" calcext:value-type="float">
            <text:p>0.548979</text:p>
          </table:table-cell>
          <table:table-cell table:style-name="ce4" office:value-type="float" office:value="0.562091" calcext:value-type="float">
            <text:p>0.562091</text:p>
          </table:table-cell>
          <table:table-cell table:style-name="ce4" office:value-type="float" office:value="0.557372" calcext:value-type="float">
            <text:p>0.557372</text:p>
          </table:table-cell>
          <table:table-cell table:style-name="ce4" office:value-type="float" office:value="0.583128" calcext:value-type="float">
            <text:p>0.583128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EUV304</text:p>
          </table:table-cell>
          <table:table-cell table:style-name="ce4" office:value-type="float" office:value="0.460019" calcext:value-type="float">
            <text:p>0.460019</text:p>
          </table:table-cell>
          <table:table-cell table:style-name="ce4" office:value-type="float" office:value="0.458806" calcext:value-type="float">
            <text:p>0.458806</text:p>
          </table:table-cell>
          <table:table-cell table:style-name="ce4" office:value-type="float" office:value="0.441375" calcext:value-type="float">
            <text:p>0.441375</text:p>
          </table:table-cell>
          <table:table-cell table:style-name="ce4" office:value-type="float" office:value="0.491691" calcext:value-type="float">
            <text:p>0.491691</text:p>
          </table:table-cell>
          <table:table-cell table:style-name="ce4"/>
          <table:table-cell table:style-name="ce4" office:value-type="string" calcext:value-type="string">
            <text:p>EUV304</text:p>
          </table:table-cell>
          <table:table-cell table:style-name="ce4" office:value-type="float" office:value="0.454191" calcext:value-type="float">
            <text:p>0.454191</text:p>
          </table:table-cell>
          <table:table-cell table:style-name="ce4" office:value-type="float" office:value="0.45315" calcext:value-type="float">
            <text:p>0.45315</text:p>
          </table:table-cell>
          <table:table-cell office:value-type="float" office:value="0.441864" calcext:value-type="float">
            <text:p>0.441864</text:p>
          </table:table-cell>
          <table:table-cell table:style-name="ce4" office:value-type="float" office:value="0.479523" calcext:value-type="float">
            <text:p>0.479523</text:p>
          </table:table-cell>
          <table:table-cell table:style-name="ce4"/>
          <table:table-cell table:style-name="ce4" office:value-type="string" calcext:value-type="string">
            <text:p>EUV304</text:p>
          </table:table-cell>
          <table:table-cell table:style-name="ce4" office:value-type="float" office:value="0.574228" calcext:value-type="float">
            <text:p>0.574228</text:p>
          </table:table-cell>
          <table:table-cell table:style-name="ce4" office:value-type="float" office:value="0.5786" calcext:value-type="float">
            <text:p>0.5786</text:p>
          </table:table-cell>
          <table:table-cell table:style-name="ce4" office:value-type="float" office:value="0.564051" calcext:value-type="float">
            <text:p>0.564051</text:p>
          </table:table-cell>
          <table:table-cell table:style-name="ce4" office:value-type="float" office:value="0.592596" calcext:value-type="float">
            <text:p>0.592596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Magnetogram</text:p>
          </table:table-cell>
          <table:table-cell table:style-name="ce4" office:value-type="float" office:value="0.440046" calcext:value-type="float">
            <text:p>0.440046</text:p>
          </table:table-cell>
          <table:table-cell table:style-name="ce4" office:value-type="float" office:value="0.447377" calcext:value-type="float">
            <text:p>0.447377</text:p>
          </table:table-cell>
          <table:table-cell table:style-name="ce4" office:value-type="float" office:value="0.445724" calcext:value-type="float">
            <text:p>0.445724</text:p>
          </table:table-cell>
          <table:table-cell table:style-name="ce4" office:value-type="float" office:value="0.450658" calcext:value-type="float">
            <text:p>0.450658</text:p>
          </table:table-cell>
          <table:table-cell table:style-name="ce4"/>
          <table:table-cell table:style-name="ce4" office:value-type="string" calcext:value-type="string">
            <text:p>Magnetogram</text:p>
          </table:table-cell>
          <table:table-cell table:style-name="ce4" office:value-type="float" office:value="0.434982" calcext:value-type="float">
            <text:p>0.434982</text:p>
          </table:table-cell>
          <table:table-cell table:style-name="ce4" office:value-type="float" office:value="0.444186" calcext:value-type="float">
            <text:p>0.444186</text:p>
          </table:table-cell>
          <table:table-cell office:value-type="float" office:value="0.444044" calcext:value-type="float">
            <text:p>0.444044</text:p>
          </table:table-cell>
          <table:table-cell table:style-name="ce4" office:value-type="float" office:value="0.453072" calcext:value-type="float">
            <text:p>0.453072</text:p>
          </table:table-cell>
          <table:table-cell table:style-name="ce4"/>
          <table:table-cell table:style-name="ce4" office:value-type="string" calcext:value-type="string">
            <text:p>Magnetogram</text:p>
          </table:table-cell>
          <table:table-cell table:style-name="ce4" office:value-type="float" office:value="0.562538" calcext:value-type="float">
            <text:p>0.562538</text:p>
          </table:table-cell>
          <table:table-cell table:style-name="ce4" office:value-type="float" office:value="0.572015" calcext:value-type="float">
            <text:p>0.572015</text:p>
          </table:table-cell>
          <table:table-cell table:style-name="ce4" office:value-type="float" office:value="0.575102" calcext:value-type="float">
            <text:p>0.575102</text:p>
          </table:table-cell>
          <table:table-cell table:style-name="ce4" office:value-type="float" office:value="0.576765" calcext:value-type="float">
            <text:p>0.576765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Intergrated</text:p>
          </table:table-cell>
          <table:table-cell table:style-name="ce4" office:value-type="float" office:value="0.464382" calcext:value-type="float">
            <text:p>0.464382</text:p>
          </table:table-cell>
          <table:table-cell table:style-name="ce4" office:value-type="float" office:value="0.471882" calcext:value-type="float">
            <text:p>0.471882</text:p>
          </table:table-cell>
          <table:table-cell table:style-name="ce4" office:value-type="float" office:value="0.458821" calcext:value-type="float">
            <text:p>0.458821</text:p>
          </table:table-cell>
          <table:table-cell table:style-name="ce4" office:value-type="float" office:value="0.479442" calcext:value-type="float">
            <text:p>0.479442</text:p>
          </table:table-cell>
          <table:table-cell table:style-name="ce4"/>
          <table:table-cell table:style-name="ce4" office:value-type="string" calcext:value-type="string">
            <text:p>Intergrated</text:p>
          </table:table-cell>
          <table:table-cell table:style-name="ce4" office:value-type="float" office:value="0.4503" calcext:value-type="float">
            <text:p>0.4503</text:p>
          </table:table-cell>
          <table:table-cell table:style-name="ce4" office:value-type="float" office:value="0.465706" calcext:value-type="float">
            <text:p>0.465706</text:p>
          </table:table-cell>
          <table:table-cell office:value-type="float" office:value="0.455146" calcext:value-type="float">
            <text:p>0.455146</text:p>
          </table:table-cell>
          <table:table-cell table:style-name="ce4" office:value-type="float" office:value="0.473879" calcext:value-type="float">
            <text:p>0.473879</text:p>
          </table:table-cell>
          <table:table-cell table:style-name="ce4"/>
          <table:table-cell table:style-name="ce4" office:value-type="string" calcext:value-type="string">
            <text:p>Intergrated</text:p>
          </table:table-cell>
          <table:table-cell table:style-name="ce4" office:value-type="float" office:value="0.566581" calcext:value-type="float">
            <text:p>0.566581</text:p>
          </table:table-cell>
          <table:table-cell table:style-name="ce4" office:value-type="float" office:value="0.594857" calcext:value-type="float">
            <text:p>0.594857</text:p>
          </table:table-cell>
          <table:table-cell table:style-name="ce4" office:value-type="float" office:value="0.583014" calcext:value-type="float">
            <text:p>0.583014</text:p>
          </table:table-cell>
          <table:table-cell table:style-name="ce4" office:value-type="float" office:value="0.59808" calcext:value-type="float">
            <text:p>0.59808</text:p>
          </table:table-cell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5">
            <text:p><text:span text:style-name="T2">with</text:span> ordinality</text:p>
          </table:table-cell>
          <table:table-cell table:style-name="ce3" office:value-type="string" calcext:value-type="string">
            <text:p>HSS</text:p>
          </table:table-cell>
          <table:table-cell table:style-name="ce4" office:value-type="string" calcext:value-type="string">
            <text:p>Resnet18</text:p>
          </table:table-cell>
          <table:table-cell table:style-name="ce4" office:value-type="string" calcext:value-type="string">
            <text:p>Resnet34</text:p>
          </table:table-cell>
          <table:table-cell table:style-name="ce4" office:value-type="string" calcext:value-type="string">
            <text:p>Resnet50</text:p>
          </table:table-cell>
          <table:table-cell table:style-name="ce4" office:value-type="string" calcext:value-type="string">
            <text:p>Mobilenet</text:p>
          </table:table-cell>
          <table:table-cell table:style-name="ce4"/>
          <table:table-cell table:style-name="ce3" office:value-type="string" calcext:value-type="string">
            <text:p>TSS</text:p>
          </table:table-cell>
          <table:table-cell table:style-name="ce4" office:value-type="string" calcext:value-type="string">
            <text:p>Resnet18</text:p>
          </table:table-cell>
          <table:table-cell table:style-name="ce4" office:value-type="string" calcext:value-type="string">
            <text:p>Resnet34</text:p>
          </table:table-cell>
          <table:table-cell office:value-type="string" calcext:value-type="string">
            <text:p>Resnet50</text:p>
          </table:table-cell>
          <table:table-cell table:style-name="ce4" office:value-type="string" calcext:value-type="string">
            <text:p>Mobilenet</text:p>
          </table:table-cell>
          <table:table-cell table:style-name="ce4"/>
          <table:table-cell table:style-name="ce3" office:value-type="string" calcext:value-type="string">
            <text:p>F1-macro</text:p>
          </table:table-cell>
          <table:table-cell table:style-name="ce4" office:value-type="string" calcext:value-type="string">
            <text:p>Resnet18</text:p>
          </table:table-cell>
          <table:table-cell table:style-name="ce4" office:value-type="string" calcext:value-type="string">
            <text:p>Resnet34</text:p>
          </table:table-cell>
          <table:table-cell table:style-name="ce4" office:value-type="string" calcext:value-type="string">
            <text:p>Resnet50</text:p>
          </table:table-cell>
          <table:table-cell table:style-name="ce4" office:value-type="string" calcext:value-type="string">
            <text:p>Mobilenet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Continuum</text:p>
          </table:table-cell>
          <table:table-cell office:value-type="float" office:value="0.423651" calcext:value-type="float">
            <text:p>0.423651</text:p>
          </table:table-cell>
          <table:table-cell office:value-type="float" office:value="0.432853" calcext:value-type="float">
            <text:p>0.432853</text:p>
          </table:table-cell>
          <table:table-cell table:style-name="ce4"/>
          <table:table-cell office:value-type="float" office:value="0.422587" calcext:value-type="float">
            <text:p>0.422587</text:p>
          </table:table-cell>
          <table:table-cell table:style-name="ce4"/>
          <table:table-cell table:style-name="ce4" office:value-type="string" calcext:value-type="string">
            <text:p>Continuum</text:p>
          </table:table-cell>
          <table:table-cell office:value-type="float" office:value="0.419143" calcext:value-type="float">
            <text:p>0.419143</text:p>
          </table:table-cell>
          <table:table-cell office:value-type="float" office:value="0.426494" calcext:value-type="float">
            <text:p>0.426494</text:p>
          </table:table-cell>
          <table:table-cell/>
          <table:table-cell office:value-type="float" office:value="0.418337" calcext:value-type="float">
            <text:p>0.418337</text:p>
          </table:table-cell>
          <table:table-cell table:style-name="ce4"/>
          <table:table-cell table:style-name="ce4" office:value-type="string" calcext:value-type="string">
            <text:p>Continuum</text:p>
          </table:table-cell>
          <table:table-cell office:value-type="float" office:value="0.554034" calcext:value-type="float">
            <text:p>0.554034</text:p>
          </table:table-cell>
          <table:table-cell office:value-type="float" office:value="0.565885" calcext:value-type="float">
            <text:p>0.565885</text:p>
          </table:table-cell>
          <table:table-cell table:style-name="ce4"/>
          <table:table-cell office:value-type="float" office:value="0.552073" calcext:value-type="float">
            <text:p>0.552073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EUV304</text:p>
          </table:table-cell>
          <table:table-cell office:value-type="float" office:value="0.457103" calcext:value-type="float">
            <text:p>0.457103</text:p>
          </table:table-cell>
          <table:table-cell office:value-type="float" office:value="0.463138" calcext:value-type="float">
            <text:p>0.463138</text:p>
          </table:table-cell>
          <table:table-cell table:style-name="ce4"/>
          <table:table-cell office:value-type="float" office:value="0.483206" calcext:value-type="float">
            <text:p>0.483206</text:p>
          </table:table-cell>
          <table:table-cell table:style-name="ce4"/>
          <table:table-cell table:style-name="ce4" office:value-type="string" calcext:value-type="string">
            <text:p>EUV304</text:p>
          </table:table-cell>
          <table:table-cell office:value-type="float" office:value="0.447241" calcext:value-type="float">
            <text:p>0.447241</text:p>
          </table:table-cell>
          <table:table-cell office:value-type="float" office:value="0.459222" calcext:value-type="float">
            <text:p>0.459222</text:p>
          </table:table-cell>
          <table:table-cell/>
          <table:table-cell office:value-type="float" office:value="0.477327" calcext:value-type="float">
            <text:p>0.477327</text:p>
          </table:table-cell>
          <table:table-cell table:style-name="ce4"/>
          <table:table-cell table:style-name="ce4" office:value-type="string" calcext:value-type="string">
            <text:p>EUV304</text:p>
          </table:table-cell>
          <table:table-cell office:value-type="float" office:value="0.569682" calcext:value-type="float">
            <text:p>0.569682</text:p>
          </table:table-cell>
          <table:table-cell office:value-type="float" office:value="0.582688" calcext:value-type="float">
            <text:p>0.582688</text:p>
          </table:table-cell>
          <table:table-cell table:style-name="ce4"/>
          <table:table-cell office:value-type="float" office:value="0.597484" calcext:value-type="float">
            <text:p>0.597484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Magnetogram</text:p>
          </table:table-cell>
          <table:table-cell office:value-type="float" office:value="0.461592" calcext:value-type="float">
            <text:p>0.461592</text:p>
          </table:table-cell>
          <table:table-cell office:value-type="float" office:value="0.463231" calcext:value-type="float">
            <text:p>0.463231</text:p>
          </table:table-cell>
          <table:table-cell table:style-name="ce4"/>
          <table:table-cell office:value-type="float" office:value="0.434986" calcext:value-type="float">
            <text:p>0.434986</text:p>
          </table:table-cell>
          <table:table-cell table:style-name="ce4"/>
          <table:table-cell table:style-name="ce4" office:value-type="string" calcext:value-type="string">
            <text:p>Magnetogram</text:p>
          </table:table-cell>
          <table:table-cell office:value-type="float" office:value="0.457638" calcext:value-type="float">
            <text:p>0.457638</text:p>
          </table:table-cell>
          <table:table-cell office:value-type="float" office:value="0.456549" calcext:value-type="float">
            <text:p>0.456549</text:p>
          </table:table-cell>
          <table:table-cell/>
          <table:table-cell office:value-type="float" office:value="0.431456" calcext:value-type="float">
            <text:p>0.431456</text:p>
          </table:table-cell>
          <table:table-cell table:style-name="ce4"/>
          <table:table-cell table:style-name="ce4" office:value-type="string" calcext:value-type="string">
            <text:p>Magnetogram</text:p>
          </table:table-cell>
          <table:table-cell office:value-type="float" office:value="0.584351" calcext:value-type="float">
            <text:p>0.584351</text:p>
          </table:table-cell>
          <table:table-cell office:value-type="float" office:value="0.576993" calcext:value-type="float">
            <text:p>0.576993</text:p>
          </table:table-cell>
          <table:table-cell table:style-name="ce4"/>
          <table:table-cell office:value-type="float" office:value="0.552089" calcext:value-type="float">
            <text:p>0.552089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Intergrated</text:p>
          </table:table-cell>
          <table:table-cell office:value-type="float" office:value="0.468347" calcext:value-type="float">
            <text:p>0.468347</text:p>
          </table:table-cell>
          <table:table-cell office:value-type="float" office:value="0.479226" calcext:value-type="float">
            <text:p>0.479226</text:p>
          </table:table-cell>
          <table:table-cell table:style-name="ce4"/>
          <table:table-cell office:value-type="float" office:value="0.472156" calcext:value-type="float">
            <text:p>0.472156</text:p>
          </table:table-cell>
          <table:table-cell table:style-name="ce4"/>
          <table:table-cell table:style-name="ce4" office:value-type="string" calcext:value-type="string">
            <text:p>Intergrated</text:p>
          </table:table-cell>
          <table:table-cell office:value-type="float" office:value="0.460784" calcext:value-type="float">
            <text:p>0.460784</text:p>
          </table:table-cell>
          <table:table-cell office:value-type="float" office:value="0.477188" calcext:value-type="float">
            <text:p>0.477188</text:p>
          </table:table-cell>
          <table:table-cell/>
          <table:table-cell office:value-type="float" office:value="0.465169" calcext:value-type="float">
            <text:p>0.465169</text:p>
          </table:table-cell>
          <table:table-cell table:style-name="ce4"/>
          <table:table-cell table:style-name="ce4" office:value-type="string" calcext:value-type="string">
            <text:p>Intergrated</text:p>
          </table:table-cell>
          <table:table-cell office:value-type="float" office:value="0.583364" calcext:value-type="float">
            <text:p>0.583364</text:p>
          </table:table-cell>
          <table:table-cell office:value-type="float" office:value="0.594101" calcext:value-type="float">
            <text:p>0.594101</text:p>
          </table:table-cell>
          <table:table-cell table:style-name="ce4"/>
          <table:table-cell office:value-type="float" office:value="0.596229" calcext:value-type="float">
            <text:p>0.596229</text:p>
          </table:table-cell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7"/>
        </table:table-row>
        <table:table-row table:style-name="ro1" table:number-rows-repeated="9">
          <table:table-cell table:number-columns-repeated="10"/>
          <table:table-cell table:style-name="ce5"/>
          <table:table-cell table:number-columns-repeated="7"/>
        </table:table-row>
        <table:table-row table:style-name="ro1">
          <table:table-cell table:number-columns-repeated="10"/>
          <table:table-cell table:style-name="ce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1:56:13.042752847</meta:creation-date>
    <dc:date>2025-01-22T23:20:31.854146154</dc:date>
    <meta:editing-duration>PT1H2M41S</meta:editing-duration>
    <meta:editing-cycles>1</meta:editing-cycles>
    <meta:document-statistic meta:table-count="1" meta:cell-count="140" meta:object-count="0"/>
    <meta:generator>LibreOffice/24.2.7.2$Linux_X86_64 LibreOffice_project/420$Build-2</meta:generator>
  </office:meta>
</office:document-meta>
</file>